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50A0000022A918D9BDC91D5C89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ula1" style:family="table">
      <style:table-properties style:width="16.995cm" table:align="left"/>
    </style:style>
    <style:style style:name="Taula1.A" style:family="table-column">
      <style:table-column-properties style:column-width="2.101cm"/>
    </style:style>
    <style:style style:name="Taula1.B" style:family="table-column">
      <style:table-column-properties style:column-width="3.406cm"/>
    </style:style>
    <style:style style:name="Taula1.C" style:family="table-column">
      <style:table-column-properties style:column-width="3.787cm"/>
    </style:style>
    <style:style style:name="Taula1.D" style:family="table-column">
      <style:table-column-properties style:column-width="3.704cm"/>
    </style:style>
    <style:style style:name="Taula1.E" style:family="table-column">
      <style:table-column-properties style:column-width="3.997cm"/>
    </style:style>
    <style:style style:name="Tau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="0.05pt solid #000000"/>
    </style:style>
    <style:style style:name="Taula1.2" style:family="table-row">
      <style:table-row-properties style:min-row-height="0.616cm"/>
    </style:style>
    <style:style style:name="Tau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1.868cm"/>
    </style:style>
    <style:style style:name="Tabela1.B" style:family="table-column">
      <style:table-column-properties style:column-width="1.87cm"/>
    </style:style>
    <style:style style:name="Tabela1.C" style:family="table-column">
      <style:table-column-properties style:column-width="3.03cm"/>
    </style:style>
    <style:style style:name="Tabela1.D" style:family="table-column">
      <style:table-column-properties style:column-width="3.371cm"/>
    </style:style>
    <style:style style:name="Tabela1.E" style:family="table-column">
      <style:table-column-properties style:column-width="3.298cm"/>
    </style:style>
    <style:style style:name="Tabela1.F" style:family="table-column">
      <style:table-column-properties style:column-width="3.558cm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2" style:family="table-row">
      <style:table-row-properties style:min-row-height="0.616cm"/>
    </style:style>
    <style:style style:name="Tabe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.499cm" fo:margin-bottom="0cm" style:contextual-spacing="false" fo:text-align="center" style:justify-single-word="false"/>
      <style:text-properties style:text-underline-style="solid" style:text-underline-width="auto" style:text-underline-color="font-color" officeooo:paragraph-rsid="0016e0d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39c8f2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3a2659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39c8f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3af6aa" officeooo:paragraph-rsid="003a2659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39c8f2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officeooo:rsid="003af6aa" officeooo:paragraph-rsid="003a2659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fo:font-weight="bold" officeooo:rsid="002fa57f" officeooo:paragraph-rsid="0038410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fo:font-weight="bold" officeooo:rsid="002fa57f" officeooo:paragraph-rsid="0039c8f2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fo:font-weight="bold" officeooo:rsid="002fa57f" officeooo:paragraph-rsid="003a2659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9pt" fo:font-weight="bold" officeooo:paragraph-rsid="0039c8f2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39c8f2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0cba49" officeooo:paragraph-rsid="003a2659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3cd87e" officeooo:paragraph-rsid="003cd87e" style:font-size-asian="9pt" style:font-weight-asian="bold" style:font-size-complex="9pt" style:font-weight-complex="bold"/>
    </style:style>
    <style:style style:name="P16" style:family="paragraph" style:parent-style-name="Standard">
      <style:text-properties style:font-name="LegacySanITCBoo" fo:font-size="10pt" fo:font-weight="bold" officeooo:rsid="000e8713" officeooo:paragraph-rsid="0039c8f2" style:font-weight-asian="bold" style:font-weight-complex="bold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2cm"/>
          <style:tab-stop style:position="7.999cm"/>
          <style:tab-stop style:position="9.999cm"/>
        </style:tab-stops>
      </style:paragraph-properties>
      <style:text-properties style:font-name="Ubuntu" fo:font-size="10pt" style:text-underline-style="none" fo:font-weight="normal" officeooo:rsid="00541a24" officeooo:paragraph-rsid="003d088a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LegacySanITCBoo" fo:font-size="9pt" fo:font-weight="bold" officeooo:rsid="003d088a" officeooo:paragraph-rsid="003d088a" style:font-size-asian="9pt" style:font-weight-asian="bold" style:font-size-complex="9pt" style:font-weight-complex="bold"/>
    </style:style>
    <style:style style:name="T1" style:family="text">
      <style:text-properties style:font-name="LegacySanITCBoo" fo:font-size="10pt" officeooo:rsid="00323906"/>
    </style:style>
    <style:style style:name="T2" style:family="text">
      <style:text-properties officeooo:rsid="003a8265"/>
    </style:style>
    <style:style style:name="T3" style:family="text">
      <style:text-properties officeooo:rsid="003d088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">#foreach($interessat in ${dades.keySet()})</text:text-input></text:p>
      <text:p text:style-name="P9"><text:text-input text:description="">$interessat</text:text-input></text:p>
      <text:p text:style-name="P16">#if( $tipusAgrupament == "DIARI")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row table:style-name="TableLine2803547910416">
          <table:table-cell table:style-name="Taula1.A1" office:value-type="string">
            <text:p text:style-name="P12">Data</text:p>
          </table:table-cell>
          <table:table-cell table:style-name="Taula1.B1" office:value-type="string">
            <text:p text:style-name="P13">Nombre d’expedients creats</text:p>
          </table:table-cell>
          <table:table-cell table:style-name="Taula1.C1" office:value-type="string">
            <text:p text:style-name="P13">Nombre d’expedients creats actumulat</text:p>
          </table:table-cell>
          <table:table-cell table:style-name="Taula1.D1" office:value-type="string">
            <text:p text:style-name="P13">Nombre d’expedients tancats</text:p>
          </table:table-cell>
          <table:table-cell table:style-name="Taula1.E1" office:value-type="string">
            <text:p text:style-name="P13">Nombre d’expedients tancats acumulat</text:p>
          </table:table-cell>
        </table:table-row>
        <table:table-row table:style-name="Taula1.2">
          <table:table-cell table:style-name="Taula1.A2" office:value-type="string">
            <text:p text:style-name="P3"><text:text-input text:description="">@before-row#foreach($historic in ${dades.get($interessat)})</text:text-input><text:text-input text:description="">$dateFormatter.format('dd-MM-yyyy', $historic.data)</text:text-input><text:text-input text:description="">@after-row#end</text:text-input></text:p>
          </table:table-cell>
          <table:table-cell table:style-name="Taula1.B2" office:value-type="string">
            <text:p text:style-name="P3"><text:text-input text:description="">$historic.numExpedientsCreats</text:text-input></text:p>
          </table:table-cell>
          <table:table-cell table:style-name="Taula1.C2" office:value-type="string">
            <text:p text:style-name="P5"><text:text-input text:description="">$historic.numExpedientsCreatsTotal</text:text-input></text:p>
          </table:table-cell>
          <table:table-cell table:style-name="Taula1.D2" office:value-type="string">
            <text:p text:style-name="P7"><text:text-input text:description="">$historic.numExpedientsTancats</text:text-input></text:p>
          </table:table-cell>
          <table:table-cell table:style-name="Taula1.E2" office:value-type="string">
            <text:p text:style-name="P3"><text:text-input text:description="">$historic.numExpedientsTancatsTotal</text:text-input></text:p>
          </table:table-cell>
        </table:table-row>
      </table:table>
      <text:p text:style-name="P10">#else <text:s/></text:p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leLine2803547912592">
          <table:table-cell table:style-name="Tabela1.A1" office:value-type="string">
            <text:p text:style-name="P18">Any</text:p>
          </table:table-cell>
          <table:table-cell table:style-name="Tabela1.A1" office:value-type="string">
            <text:p text:style-name="P15">Mes</text:p>
          </table:table-cell>
          <table:table-cell table:style-name="Tabela1.C1" office:value-type="string">
            <text:p text:style-name="P14">Nombre d’expedients creats</text:p>
          </table:table-cell>
          <table:table-cell table:style-name="Tabela1.D1" office:value-type="string">
            <text:p text:style-name="P14">Nombre d’expedients creats actumulat</text:p>
          </table:table-cell>
          <table:table-cell table:style-name="Tabela1.E1" office:value-type="string">
            <text:p text:style-name="P14">Nombre d’expedients tancats</text:p>
          </table:table-cell>
          <table:table-cell table:style-name="Tabela1.F1" office:value-type="string">
            <text:p text:style-name="P14">Nombre d’expedients tancats acumulat</text:p>
          </table:table-cell>
        </table:table-row>
        <table:table-row table:style-name="Tabela1.2">
          <table:table-cell table:style-name="Tabela1.A2" office:value-type="string">
            <text:p text:style-name="P17"><text:text-input text:description="">@before-row#foreach($historic in ${dades.get($interessat)})</text:text-input><text:span text:style-name="T2"><text:text-input text:description="">$historic.any</text:text-input></text:span><text:text-input text:description="">@after-row#end</text:text-input></text:p>
          </table:table-cell>
          <table:table-cell table:style-name="Tabela1.A2" office:value-type="string">
            <text:p text:style-name="P17"><text:text-input text:description=""/><text:span text:style-name="T2"><text:text-input text:description=""/></text:span><text:text-input text:description=""/><text:text-input text:description="">$historic.mesNom</text:text-input></text:p>
          </table:table-cell>
          <table:table-cell table:style-name="Tabela1.C2" office:value-type="string">
            <text:p text:style-name="P4"><text:text-input text:description="">$historic.numExpedientsCreats</text:text-input></text:p>
          </table:table-cell>
          <table:table-cell table:style-name="Tabela1.D2" office:value-type="string">
            <text:p text:style-name="P6"><text:text-input text:description="">$historic.numExpedientsCreatsTotal</text:text-input></text:p>
          </table:table-cell>
          <table:table-cell table:style-name="Tabela1.E2" office:value-type="string">
            <text:p text:style-name="P8"><text:text-input text:description="">$historic.numExpedientsTancats</text:text-input></text:p>
          </table:table-cell>
          <table:table-cell table:style-name="Tabela1.F2" office:value-type="string">
            <text:p text:style-name="P4"><text:text-input text:description="">$historic.numExpedientsTancatsTotal</text:text-input></text:p>
          </table:table-cell>
        </table:table-row>
      </table:table>
      <text:p text:style-name="P11">#end</text:p>
      <text:p text:style-name="P11"/>
      <text:p text:style-name="P9"><text:text-input text:description="">#end
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Ubuntu" svg:font-family="Ubuntu" style:font-adornments="Norm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egacySanITCBoo" svg:font-family="LegacySanITCBoo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LegacySanITCBoo" fo:font-family="LegacySanITCBoo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margin-top="0.499cm" fo:margin-bottom="0cm" style:contextual-spacing="false" fo:text-align="center" style:justify-single-word="false"/>
      <style:text-properties style:text-underline-style="solid" style:text-underline-width="auto" style:text-underline-color="font-color" officeooo:paragraph-rsid="0016e0da"/>
    </style:style>
    <style:style style:name="MT1" style:family="text">
      <style:text-properties style:font-name="LegacySanITCBoo" fo:font-size="10pt" officeooo:rsid="0032390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àfics2" text:anchor-type="as-char" svg:width="6.549cm" svg:height="2.81cm" draw:z-index="0"><draw:image xlink:href="Pictures/100002010000050A0000022A918D9BDC91D5C899.png" xlink:type="simple" xlink:show="embed" xlink:actuate="onLoad" draw:mime-type="image/png"/></draw:frame></text:p>
        <text:p text:style-name="MP2">HISTÒRIC D’EXPEDIENTS PER <text:span text:style-name="MT1">INTERESSATS</text:span></text:p>
      </style:header>
      <style:footer>
        <text:p text:style-name="Footnote"><text:page-number text:select-page="current">1</text:page-number>/<text:page-count>1</text:page-count><text:tab/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6T10:21:40.490207551</meta:creation-date>
    <meta:generator>LibreOffice/7.1.4.2$Windows_X86_64 LibreOffice_project/a529a4fab45b75fefc5b6226684193eb000654f6</meta:generator>
    <meta:editing-duration>PT2H4M31S</meta:editing-duration>
    <meta:editing-cycles>38</meta:editing-cycles>
    <dc:date>2023-10-04T16:16:28.411000000</dc:date>
    <meta:document-statistic meta:table-count="2" meta:image-count="1" meta:object-count="0" meta:page-count="1" meta:paragraph-count="31" meta:word-count="109" meta:character-count="929" meta:non-whitespace-character-count="890"/>
  </office:meta>
</office:document-meta>
</file>